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dash" draw:stroke-dash="Dashed_20__28_var_29_" svg:stroke-width="0.051cm" svg:stroke-color="#c0c0c0" draw:marker-start-width="0.356cm" draw:marker-end-width="0.356cm" draw:fill="none" draw:textarea-horizontal-align="justify" draw:textarea-vertical-align="middle" draw:auto-grow-height="false" fo:min-height="10.282cm" fo:min-width="6.205cm" fo:padding-top="0.151cm" fo:padding-bottom="0.151cm" fo:padding-left="0.276cm" fo:padding-right="0.276cm"/>
    </style:style>
    <style:style style:name="gr2" style:family="graphic" style:parent-style-name="standard">
      <style:graphic-properties draw:stroke="solid" svg:stroke-width="0.051cm" svg:stroke-color="#000000" draw:marker-start-width="0.355cm" draw:marker-end-width="0.355cm" draw:fill="none" draw:fill-color="#ffffff" fo:min-height="5.085cm" fo:padding-top="0.15cm" fo:padding-bottom="0.15cm" fo:padding-left="0.275cm" fo:padding-right="0.275cm"/>
    </style:style>
    <style:style style:name="gr3" style:family="graphic" style:parent-style-name="standard">
      <style:graphic-properties draw:fill="solid" draw:fill-color="#ffff99" draw:textarea-horizontal-align="justify" draw:textarea-vertical-align="middle" draw:auto-grow-height="false" fo:min-height="0.55cm" fo:min-width="1.142cm"/>
    </style:style>
    <style:style style:name="gr4" style:family="graphic" style:parent-style-name="standard">
      <style:graphic-properties draw:stroke="none" svg:stroke-color="#000000" draw:fill="none" draw:fill-color="#ffffff" fo:min-height="0.521cm"/>
    </style:style>
    <style:style style:name="gr5" style:family="graphic" style:parent-style-name="standard">
      <style:graphic-properties draw:fill="solid" draw:fill-color="#99ccff" draw:textarea-horizontal-align="justify" draw:textarea-vertical-align="middle" draw:auto-grow-height="false" fo:min-height="0.52cm" fo:min-width="1.067cm"/>
    </style:style>
    <style:style style:name="gr6" style:family="graphic" style:parent-style-name="standard">
      <style:graphic-properties draw:stroke="none" svg:stroke-color="#000000" draw:fill="none" draw:fill-color="#ffffff" fo:min-height="0.494cm"/>
    </style:style>
    <style:style style:name="gr7" style:family="graphic" style:parent-style-name="standard">
      <style:graphic-properties draw:fill="solid" draw:fill-color="#94bd5e" draw:textarea-horizontal-align="justify" draw:textarea-vertical-align="middle" draw:auto-grow-height="false" fo:min-height="0.55cm" fo:min-width="1.142cm"/>
    </style:style>
    <style:style style:name="gr8" style:family="graphic" style:parent-style-name="standard">
      <style:graphic-properties draw:fill="solid" draw:fill-color="#ffff99" draw:textarea-horizontal-align="justify" draw:textarea-vertical-align="middle" draw:auto-grow-height="false" fo:min-height="1.823cm" fo:min-width="11.661cm"/>
    </style:style>
    <style:style style:name="gr9" style:family="graphic" style:parent-style-name="standard">
      <style:graphic-properties draw:fill="none" draw:fill-color="#ffff99" draw:textarea-horizontal-align="justify" draw:textarea-vertical-align="middle" draw:auto-grow-height="false" fo:min-height="0.333cm" fo:min-width="1.54cm"/>
    </style:style>
    <style:style style:name="gr10" style:family="graphic" style:parent-style-name="standard">
      <style:graphic-properties draw:fill="solid" draw:fill-color="#99ccff" draw:textarea-horizontal-align="justify" draw:textarea-vertical-align="middle" draw:auto-grow-height="false" fo:min-height="1.818cm" fo:min-width="11.791cm"/>
    </style:style>
    <style:style style:name="gr11" style:family="graphic" style:parent-style-name="standard">
      <style:graphic-properties draw:textarea-vertical-align="middle"/>
    </style:style>
    <style:style style:name="gr12" style:family="graphic" style:parent-style-name="standard">
      <style:graphic-properties draw:stroke="none" svg:stroke-color="#000000" draw:fill="none" draw:fill-color="#ffffff" fo:min-height="0.395cm"/>
    </style:style>
    <style:style style:name="gr13" style:family="graphic" style:parent-style-name="standard">
      <style:graphic-properties draw:fill="solid" draw:fill-color="#ffff99" draw:textarea-horizontal-align="justify" draw:textarea-vertical-align="middle" draw:auto-grow-height="false" fo:min-height="2.671cm" fo:min-width="5.727cm"/>
    </style:style>
    <style:style style:name="gr14" style:family="graphic" style:parent-style-name="objectwithoutfill">
      <style:graphic-properties draw:fill="none" draw:textarea-vertical-align="middle"/>
    </style:style>
    <style:style style:name="gr15" style:family="graphic" style:parent-style-name="standard">
      <style:graphic-properties draw:fill="solid" draw:fill-color="#94bd5e" draw:textarea-horizontal-align="justify" draw:textarea-vertical-align="middle" draw:auto-grow-height="false" fo:min-height="1.696cm" fo:min-width="5.006cm"/>
    </style:style>
    <style:style style:name="gr16" style:family="graphic" style:parent-style-name="standard">
      <style:graphic-properties draw:stroke="dash" draw:stroke-dash="Fine_20_Dashed" svg:stroke-color="#000000" draw:fill="none" draw:textarea-horizontal-align="justify" draw:textarea-vertical-align="middle" draw:auto-grow-height="false" fo:min-height="1.572cm" fo:min-width="2.069cm"/>
    </style:style>
    <style:style style:name="gr17" style:family="graphic" style:parent-style-name="standard">
      <style:graphic-properties draw:fill="solid" draw:fill-color="#94bd5e" draw:textarea-horizontal-align="justify" draw:textarea-vertical-align="middle" draw:auto-grow-height="false" fo:min-height="1.696cm" fo:min-width="7.649cm"/>
    </style:style>
    <style:style style:name="gr18" style:family="graphic" style:parent-style-name="standard">
      <style:graphic-properties draw:fill="solid" draw:fill-color="#99ccff" draw:textarea-horizontal-align="justify" draw:textarea-vertical-align="middle" draw:auto-grow-height="false" fo:min-height="1.818cm" fo:min-width="6.193cm"/>
    </style:style>
    <style:style style:name="gr19" style:family="graphic" style:parent-style-name="standard">
      <style:graphic-properties draw:fill="none" draw:fill-color="#ffff99" draw:textarea-horizontal-align="justify" draw:textarea-vertical-align="middle" draw:auto-grow-height="false" fo:min-height="0.333cm" fo:min-width="2.32cm"/>
    </style:style>
    <style:style style:name="gr20" style:family="graphic" style:parent-style-name="standard">
      <style:graphic-properties draw:fill="solid" draw:fill-color="#ffff99" draw:textarea-horizontal-align="justify" draw:textarea-vertical-align="middle" draw:auto-grow-height="false" fo:min-height="2.029cm" fo:min-width="5.805cm"/>
    </style:style>
    <style:style style:name="gr21" style:family="graphic" style:parent-style-name="standard">
      <style:graphic-properties draw:fill="none" draw:fill-color="#ffff99" draw:textarea-horizontal-align="justify" draw:textarea-vertical-align="middle" draw:auto-grow-height="false" fo:min-height="0.817cm" fo:min-width="1.977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dash" draw:stroke-dash="Dashed_20__28_var_29_" svg:stroke-width="0.051cm" svg:stroke-color="#c0c0c0" draw:marker-start-width="0.356cm" draw:marker-end-width="0.356cm" draw:fill="none" draw:textarea-horizontal-align="justify" draw:textarea-vertical-align="middle" draw:auto-grow-height="false" fo:min-height="10.332cm" fo:min-width="6.255cm" fo:padding-top="0.151cm" fo:padding-bottom="0.151cm" fo:padding-left="0.276cm" fo:padding-right="0.276cm"/>
    </style:style>
    <style:style style:name="gr24" style:family="graphic" style:parent-style-name="standard">
      <style:graphic-properties draw:stroke="dash" draw:stroke-dash="Dashed_20__28_var_29_" svg:stroke-width="0.051cm" svg:stroke-color="#c0c0c0" draw:marker-start-width="0.356cm" draw:marker-end-width="0.356cm" draw:fill="none" draw:textarea-horizontal-align="justify" draw:textarea-vertical-align="middle" draw:auto-grow-height="false" fo:min-height="12.028cm" fo:min-width="17.464cm" fo:padding-top="0.151cm" fo:padding-bottom="0.151cm" fo:padding-left="0.276cm" fo:padding-right="0.276cm"/>
    </style:style>
    <style:style style:name="gr25" style:family="graphic" style:parent-style-name="standard">
      <style:graphic-properties draw:stroke="none" svg:stroke-color="#000000" draw:fill="none" draw:fill-color="#ffffff" fo:min-height="1.394cm"/>
    </style:style>
    <style:style style:name="gr26"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37"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39"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1"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3"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5"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7"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9"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fill="solid" draw:fill-color="#ff9966" draw:textarea-horizontal-align="justify" draw:textarea-vertical-align="middle" draw:auto-grow-height="false" fo:min-height="0.55cm" fo:min-width="1.142cm"/>
    </style:style>
    <style:style style:name="gr53" style:family="graphic" style:parent-style-name="standard">
      <style:graphic-properties draw:fill="solid" draw:fill-color="#ff9966" draw:textarea-horizontal-align="justify" draw:textarea-vertical-align="middle" draw:auto-grow-height="false" fo:min-height="1.211cm" fo:min-width="2.544cm"/>
    </style:style>
    <style:style style:name="gr54" style:family="graphic" style:parent-style-name="objectwithoutfill">
      <style:graphic-properties svg:stroke-color="#c0c0c0" draw:fill="none" draw:textarea-vertical-align="middle"/>
    </style:style>
    <style:style style:name="gr55" style:family="graphic" style:parent-style-name="standard">
      <style:graphic-properties draw:stroke="none" svg:stroke-color="#000000" draw:fill="none" draw:fill-color="#ffffff" fo:min-height="1.445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solid" draw:fill-color="#ffff99"/>
      <style:paragraph-properties fo:text-align="center"/>
    </style:style>
    <style:style style:name="P4" style:family="paragraph">
      <loext:graphic-properties draw:fill="none" draw:fill-color="#ffffff"/>
      <style:text-properties fo:font-size="12pt"/>
    </style:style>
    <style:style style:name="P5" style:family="paragraph">
      <loext:graphic-properties draw:fill="solid" draw:fill-color="#99ccff"/>
      <style:paragraph-properties fo:text-align="center"/>
    </style:style>
    <style:style style:name="P6" style:family="paragraph">
      <loext:graphic-properties draw:fill="none" draw:fill-color="#ffffff"/>
      <style:text-properties fo:font-size="12pt" style:font-size-asian="18pt" style:font-size-complex="18pt"/>
    </style:style>
    <style:style style:name="P7" style:family="paragraph">
      <loext:graphic-properties draw:fill="solid" draw:fill-color="#94bd5e"/>
      <style:paragraph-properties fo:text-align="center"/>
    </style:style>
    <style:style style:name="P8" style:family="paragraph">
      <style:paragraph-properties fo:text-align="center"/>
    </style:style>
    <style:style style:name="P9" style:family="paragraph">
      <loext:graphic-properties draw:fill="none" draw:fill-color="#ffff99"/>
      <style:paragraph-properties fo:text-align="center"/>
      <style:text-properties fo:font-size="10pt" style:font-size-asian="18pt" style:font-size-complex="18pt"/>
    </style:style>
    <style:style style:name="P10" style:family="paragraph">
      <loext:graphic-properties draw:fill="none" draw:fill-color="#ffffff"/>
      <style:text-properties fo:font-size="10pt" style:font-size-asian="18pt" style:font-size-complex="18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fo:text-align="center" style:writing-mode="lr-tb"/>
    </style:style>
    <style:style style:name="P14" style:family="paragraph">
      <loext:graphic-properties draw:fill="solid" draw:fill-color="#ffe9aa"/>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9966"/>
      <style:paragraph-properties fo:text-align="center"/>
    </style:style>
    <style:style style:name="P17" style:family="paragraph">
      <loext:graphic-properties draw:fill="solid" draw:fill-color="#ff9966"/>
      <style:paragraph-properties fo:text-align="center"/>
      <style:text-properties fo:font-size="10pt" style:font-size-asian="18pt" style:font-size-complex="18pt"/>
    </style:style>
    <style:style style:name="T1" style:family="text">
      <style:text-properties fo:font-size="12pt" style:font-size-asian="18pt" style:font-size-complex="18pt"/>
    </style:style>
    <style:style style:name="T2" style:family="text">
      <style:text-properties fo:font-size="12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807cm" svg:height="10.634cm" svg:x="0.848cm" svg:y="9.248cm">
          <text:p/>
          <draw:enhanced-geometry svg:viewBox="0 0 21600 21600" draw:type="rectangle" draw:enhanced-path="M 0 0 L 21600 0 21600 21600 0 21600 0 0 Z N"/>
        </draw:custom-shape>
        <draw:frame draw:style-name="gr2" draw:text-style-name="P2" draw:layer="layout" svg:width="5.859cm" svg:height="5.385cm" svg:x="0.6cm" svg:y="0.6cm">
          <draw:text-box>
            <text:p>Key</text:p>
            <text:p/>
          </draw:text-box>
        </draw:frame>
        <draw:custom-shape draw:style-name="gr3" draw:text-style-name="P3" draw:layer="layout" svg:width="1.642cm" svg:height="0.8cm" svg:x="0.913cm" svg:y="2.679cm">
          <text:p/>
          <draw:enhanced-geometry svg:viewBox="0 0 21600 21600" draw:type="rectangle" draw:enhanced-path="M 0 0 L 21600 0 21600 21600 0 21600 0 0 Z N"/>
        </draw:custom-shape>
        <draw:frame draw:style-name="gr4" draw:text-style-name="P4" draw:layer="layout" svg:width="3.519cm" svg:height="0.771cm" svg:x="2.711cm" svg:y="2.699cm">
          <draw:text-box>
            <text:p><text:span text:style-name="T1">Logi</text:span><text:span text:style-name="T2">cal Switch</text:span></text:p>
          </draw:text-box>
        </draw:frame>
        <draw:custom-shape draw:style-name="gr5" draw:text-style-name="P5" draw:layer="layout" svg:width="1.567cm" svg:height="0.77cm" svg:x="0.937cm" svg:y="1.63cm">
          <text:p/>
          <draw:enhanced-geometry svg:viewBox="0 0 21600 21600" draw:type="rectangle" draw:enhanced-path="M 0 0 L 21600 0 21600 21600 0 21600 0 0 Z N"/>
        </draw:custom-shape>
        <draw:frame draw:style-name="gr6" draw:text-style-name="P6" draw:layer="layout" svg:width="3.519cm" svg:height="0.744cm" svg:x="2.709cm" svg:y="1.63cm">
          <draw:text-box>
            <text:p><text:span text:style-name="T1">Logical Router</text:span></text:p>
          </draw:text-box>
        </draw:frame>
        <draw:custom-shape draw:style-name="gr7" draw:text-style-name="P7" draw:layer="layout" svg:width="1.642cm" svg:height="0.8cm" svg:x="0.913cm" svg:y="3.835cm">
          <text:p/>
          <draw:enhanced-geometry svg:viewBox="0 0 21600 21600" draw:type="rectangle" draw:enhanced-path="M 0 0 L 21600 0 21600 21600 0 21600 0 0 Z N"/>
        </draw:custom-shape>
        <draw:frame draw:style-name="gr4" draw:text-style-name="P4" draw:layer="layout" svg:width="3.519cm" svg:height="0.771cm" svg:x="2.711cm" svg:y="3.855cm">
          <draw:text-box>
            <text:p><text:span text:style-name="T2">OVS bridge</text:span></text:p>
          </draw:text-box>
        </draw:frame>
        <draw:custom-shape draw:style-name="gr8" draw:text-style-name="P3" draw:layer="layout" svg:width="12.161cm" svg:height="2.073cm" svg:x="10.982cm" svg:y="1.087cm">
          <text:p text:style-name="P8">join</text:p>
          <draw:enhanced-geometry svg:viewBox="0 0 21600 21600" draw:type="rectangle" draw:enhanced-path="M 0 0 L 21600 0 21600 21600 0 21600 0 0 Z N"/>
        </draw:custom-shape>
        <draw:custom-shape draw:style-name="gr9" draw:text-style-name="P9" xml:id="id2" draw:id="id2" draw:layer="layout" svg:width="2.04cm" svg:height="0.583cm" svg:x="16.12cm" svg:y="2.577cm">
          <text:p text:style-name="P8"><text:span text:style-name="T3">jtor-master</text:span></text:p>
          <draw:enhanced-geometry svg:viewBox="0 0 21600 21600" draw:type="rectangle" draw:enhanced-path="M 0 0 L 21600 0 21600 21600 0 21600 0 0 Z N"/>
        </draw:custom-shape>
        <draw:custom-shape draw:style-name="gr10" draw:text-style-name="P5" draw:layer="layout" svg:width="12.291cm" svg:height="2.068cm" svg:x="10.981cm" svg:y="4.559cm">
          <text:p text:style-name="P8">master (k8s-cluster-router)</text:p>
          <draw:enhanced-geometry svg:viewBox="0 0 21600 21600" draw:type="rectangle" draw:enhanced-path="M 0 0 L 21600 0 21600 21600 0 21600 0 0 Z N"/>
        </draw:custom-shape>
        <draw:custom-shape draw:style-name="gr9" draw:text-style-name="P9" xml:id="id1" draw:id="id1" draw:layer="layout" svg:width="2.04cm" svg:height="0.583cm" svg:x="16.12cm" svg:y="4.555cm">
          <text:p text:style-name="P8"><text:span text:style-name="T3">rtoj-master</text:span></text:p>
          <draw:enhanced-geometry svg:viewBox="0 0 21600 21600" draw:type="rectangle" draw:enhanced-path="M 0 0 L 21600 0 21600 21600 0 21600 0 0 Z N"/>
        </draw:custom-shape>
        <draw:connector draw:style-name="gr11" draw:text-style-name="P8" draw:layer="layout" svg:x1="17.14cm" svg:y1="4.555cm" svg:x2="17.14cm" svg:y2="3.16cm" draw:start-shape="id1" draw:start-glue-point="0" draw:end-shape="id2" draw:end-glue-point="2" svg:d="M17140 4555v-1395" svg:viewBox="0 0 1 1396">
          <text:p/>
        </draw:connector>
        <draw:frame draw:style-name="gr12" draw:text-style-name="P10" draw:layer="layout" svg:width="2.723cm" svg:height="0.645cm" svg:x="17.016cm" svg:y="3.619cm">
          <draw:text-box>
            <text:p><text:span text:style-name="T3">100.64.1.1/24</text:span></text:p>
          </draw:text-box>
        </draw:frame>
        <draw:custom-shape draw:style-name="gr13" draw:text-style-name="P3" draw:layer="layout" svg:width="6.227cm" svg:height="2.921cm" svg:x="1.119cm" svg:y="10cm">
          <text:p text:style-name="P8">node1</text:p>
          <text:p text:style-name="P8"><text:span text:style-name="T3">10.1.1.x/24</text:span></text:p>
          <draw:enhanced-geometry svg:viewBox="0 0 21600 21600" draw:type="rectangle" draw:enhanced-path="M 0 0 L 21600 0 21600 21600 0 21600 0 0 Z N"/>
        </draw:custom-shape>
        <draw:custom-shape draw:style-name="gr9" draw:text-style-name="P9" xml:id="id3" draw:id="id3" draw:layer="layout" svg:width="2.04cm" svg:height="0.583cm" svg:x="3.212cm" svg:y="10.001cm">
          <text:p text:style-name="P8"><text:span text:style-name="T3">stor-node1</text:span></text:p>
          <draw:enhanced-geometry svg:viewBox="0 0 21600 21600" draw:type="rectangle" draw:enhanced-path="M 0 0 L 21600 0 21600 21600 0 21600 0 0 Z N"/>
        </draw:custom-shape>
        <draw:custom-shape draw:style-name="gr9" draw:text-style-name="P9" xml:id="id4" draw:id="id4" draw:layer="layout" svg:width="2.04cm" svg:height="0.583cm" svg:x="11.239cm" svg:y="6.046cm">
          <text:p text:style-name="P8"><text:span text:style-name="T3">rtos-node1</text:span></text:p>
          <draw:enhanced-geometry svg:viewBox="0 0 21600 21600" draw:type="rectangle" draw:enhanced-path="M 0 0 L 21600 0 21600 21600 0 21600 0 0 Z N"/>
        </draw:custom-shape>
        <draw:connector draw:style-name="gr14" draw:text-style-name="P1" draw:layer="layout" draw:type="lines" svg:x1="4.232cm" svg:y1="10.001cm" svg:x2="12.259cm" svg:y2="6.629cm" draw:start-shape="id3" draw:start-glue-point="0" draw:end-shape="id4" draw:end-glue-point="2" svg:d="M4232 10001v-502l8027-2370v-500" svg:viewBox="0 0 8028 3373">
          <text:p/>
        </draw:connector>
        <draw:frame draw:style-name="gr12" draw:text-style-name="P10" draw:layer="layout" svg:width="2.325cm" svg:height="0.645cm" svg:x="9.97cm" svg:y="6.651cm">
          <draw:text-box>
            <text:p><text:span text:style-name="T3">10.1.1.1/24</text:span></text:p>
          </draw:text-box>
        </draw:frame>
        <draw:custom-shape draw:style-name="gr9" draw:text-style-name="P9" xml:id="id6" draw:id="id6" draw:layer="layout" svg:width="2.04cm" svg:height="0.583cm" svg:x="3.212cm" svg:y="12.338cm">
          <text:p text:style-name="P8"><text:span text:style-name="T3">k8s-node1</text:span></text:p>
          <draw:enhanced-geometry svg:viewBox="0 0 21600 21600" draw:type="rectangle" draw:enhanced-path="M 0 0 L 21600 0 21600 21600 0 21600 0 0 Z N"/>
        </draw:custom-shape>
        <draw:custom-shape draw:style-name="gr15" draw:text-style-name="P7" draw:layer="layout" svg:width="5.506cm" svg:height="1.946cm" svg:x="1.484cm" svg:y="14.085cm">
          <text:p text:style-name="P8">br-int</text:p>
          <draw:enhanced-geometry svg:viewBox="0 0 21600 21600" draw:type="rectangle" draw:enhanced-path="M 0 0 L 21600 0 21600 21600 0 21600 0 0 Z N"/>
        </draw:custom-shape>
        <draw:custom-shape draw:style-name="gr9" draw:text-style-name="P9" xml:id="id5" draw:id="id5" draw:layer="layout" svg:width="2.04cm" svg:height="0.583cm" svg:x="3.217cm" svg:y="14.087cm">
          <text:p text:style-name="P8"><text:span text:style-name="T3">k8s-node1</text:span></text:p>
          <draw:enhanced-geometry svg:viewBox="0 0 21600 21600" draw:type="rectangle" draw:enhanced-path="M 0 0 L 21600 0 21600 21600 0 21600 0 0 Z N"/>
        </draw:custom-shape>
        <draw:connector draw:style-name="gr14" draw:text-style-name="P1" draw:layer="layout" draw:type="lines" svg:x1="4.237cm" svg:y1="14.087cm" svg:x2="4.232cm" svg:y2="12.921cm" draw:start-shape="id5" draw:start-glue-point="0" draw:end-shape="id6" draw:end-glue-point="2" svg:d="M4237 14087v-502l-5-164v-500" svg:viewBox="0 0 6 1167">
          <text:p/>
        </draw:connector>
        <draw:frame draw:style-name="gr12" draw:text-style-name="P10" draw:layer="layout" svg:width="2.325cm" svg:height="0.645cm" svg:x="4.136cm" svg:y="13.203cm">
          <draw:text-box>
            <text:p><text:span text:style-name="T3">10.1.1.2/24</text:span></text:p>
          </draw:text-box>
        </draw:frame>
        <draw:custom-shape draw:style-name="gr16" draw:text-style-name="P12" draw:layer="layout" svg:width="2.569cm" svg:height="1.822cm" svg:x="1.479cm" svg:y="16.75cm">
          <text:p text:style-name="P11"/>
          <text:p text:style-name="P11">podA</text:p>
          <text:p text:style-name="P11"><text:span text:style-name="T3">10.1.1.9/24</text:span></text:p>
          <draw:enhanced-geometry svg:viewBox="0 0 21600 21600" draw:type="rectangle" draw:enhanced-path="M 0 0 L 21600 0 21600 21600 0 21600 0 0 Z N"/>
        </draw:custom-shape>
        <draw:custom-shape draw:style-name="gr9" draw:text-style-name="P9" xml:id="id9" draw:id="id9" draw:layer="layout" svg:width="2.04cm" svg:height="0.583cm" svg:x="1.743cm" svg:y="16.784cm">
          <text:p text:style-name="P8"><text:span text:style-name="T3">eth0</text:span></text:p>
          <draw:enhanced-geometry svg:viewBox="0 0 21600 21600" draw:type="rectangle" draw:enhanced-path="M 0 0 L 21600 0 21600 21600 0 21600 0 0 Z N"/>
        </draw:custom-shape>
        <draw:custom-shape draw:style-name="gr9" draw:text-style-name="P9" xml:id="id7" draw:id="id7" draw:layer="layout" svg:width="2.04cm" svg:height="0.583cm" svg:x="4.843cm" svg:y="16.784cm">
          <text:p text:style-name="P8"><text:span text:style-name="T3">eth0</text:span></text:p>
          <draw:enhanced-geometry svg:viewBox="0 0 21600 21600" draw:type="rectangle" draw:enhanced-path="M 0 0 L 21600 0 21600 21600 0 21600 0 0 Z N"/>
        </draw:custom-shape>
        <draw:custom-shape draw:style-name="gr9" draw:text-style-name="P9" xml:id="id8" draw:id="id8" draw:layer="layout" svg:width="2.04cm" svg:height="0.583cm" svg:x="4.566cm" svg:y="15.448cm">
          <text:p text:style-name="P8"><text:span text:style-name="T3">veth3456</text:span></text:p>
          <draw:enhanced-geometry svg:viewBox="0 0 21600 21600" draw:type="rectangle" draw:enhanced-path="M 0 0 L 21600 0 21600 21600 0 21600 0 0 Z N"/>
        </draw:custom-shape>
        <draw:connector draw:style-name="gr14" draw:text-style-name="P1" draw:layer="layout" draw:type="line" svg:x1="5.863cm" svg:y1="16.784cm" svg:x2="5.586cm" svg:y2="16.031cm" draw:start-shape="id7" draw:start-glue-point="0" draw:end-shape="id8" draw:end-glue-point="2" svg:d="M5863 16784l-277-753" svg:viewBox="0 0 278 754">
          <text:p/>
        </draw:connector>
        <draw:custom-shape draw:style-name="gr9" draw:text-style-name="P9" xml:id="id10" draw:id="id10" draw:layer="layout" svg:width="2.04cm" svg:height="0.583cm" svg:x="1.866cm" svg:y="15.448cm">
          <text:p text:style-name="P8"><text:span text:style-name="T3">veth1234</text:span></text:p>
          <draw:enhanced-geometry svg:viewBox="0 0 21600 21600" draw:type="rectangle" draw:enhanced-path="M 0 0 L 21600 0 21600 21600 0 21600 0 0 Z N"/>
        </draw:custom-shape>
        <draw:connector draw:style-name="gr14" draw:text-style-name="P1" draw:layer="layout" draw:type="line" svg:x1="2.763cm" svg:y1="16.784cm" svg:x2="2.886cm" svg:y2="16.031cm" draw:start-shape="id9" draw:start-glue-point="0" draw:end-shape="id10" draw:end-glue-point="2" svg:d="M2763 16784l123-753" svg:viewBox="0 0 124 754">
          <text:p/>
        </draw:connector>
        <draw:custom-shape draw:style-name="gr13" draw:text-style-name="P3" draw:layer="layout" svg:width="6.227cm" svg:height="2.921cm" svg:x="8.903cm" svg:y="10cm">
          <text:p text:style-name="P8">node2</text:p>
          <text:p text:style-name="P8"><text:span text:style-name="T3">10.1.2.x/24</text:span></text:p>
          <draw:enhanced-geometry svg:viewBox="0 0 21600 21600" draw:type="rectangle" draw:enhanced-path="M 0 0 L 21600 0 21600 21600 0 21600 0 0 Z N"/>
        </draw:custom-shape>
        <draw:custom-shape draw:style-name="gr9" draw:text-style-name="P9" xml:id="id11" draw:id="id11" draw:layer="layout" svg:width="2.04cm" svg:height="0.583cm" svg:x="10.996cm" svg:y="10.001cm">
          <text:p text:style-name="P8"><text:span text:style-name="T3">stor-node2</text:span></text:p>
          <draw:enhanced-geometry svg:viewBox="0 0 21600 21600" draw:type="rectangle" draw:enhanced-path="M 0 0 L 21600 0 21600 21600 0 21600 0 0 Z N"/>
        </draw:custom-shape>
        <draw:custom-shape draw:style-name="gr9" draw:text-style-name="P9" xml:id="id12" draw:id="id12" draw:layer="layout" svg:width="2.04cm" svg:height="0.583cm" svg:x="13.623cm" svg:y="6.046cm">
          <text:p text:style-name="P8"><text:span text:style-name="T3">rtos-node2</text:span></text:p>
          <draw:enhanced-geometry svg:viewBox="0 0 21600 21600" draw:type="rectangle" draw:enhanced-path="M 0 0 L 21600 0 21600 21600 0 21600 0 0 Z N"/>
        </draw:custom-shape>
        <draw:connector draw:style-name="gr14" draw:text-style-name="P1" draw:layer="layout" draw:type="lines" svg:x1="12.016cm" svg:y1="10.001cm" svg:x2="14.643cm" svg:y2="6.629cm" draw:start-shape="id11" draw:start-glue-point="0" draw:end-shape="id12" draw:end-glue-point="2" svg:d="M12016 10001v-502l2627-2370v-500" svg:viewBox="0 0 2628 3373">
          <text:p/>
        </draw:connector>
        <draw:frame draw:style-name="gr12" draw:text-style-name="P10" draw:layer="layout" svg:width="2.325cm" svg:height="0.645cm" svg:x="14.466cm" svg:y="6.652cm">
          <draw:text-box>
            <text:p><text:span text:style-name="T3">10.1.2.1/24</text:span></text:p>
          </draw:text-box>
        </draw:frame>
        <draw:custom-shape draw:style-name="gr9" draw:text-style-name="P9" xml:id="id14" draw:id="id14" draw:layer="layout" svg:width="2.04cm" svg:height="0.583cm" svg:x="10.996cm" svg:y="12.338cm">
          <text:p text:style-name="P8"><text:span text:style-name="T3">k8s-node2</text:span></text:p>
          <draw:enhanced-geometry svg:viewBox="0 0 21600 21600" draw:type="rectangle" draw:enhanced-path="M 0 0 L 21600 0 21600 21600 0 21600 0 0 Z N"/>
        </draw:custom-shape>
        <draw:custom-shape draw:style-name="gr15" draw:text-style-name="P7" draw:layer="layout" svg:width="5.506cm" svg:height="1.946cm" svg:x="9.268cm" svg:y="14.085cm">
          <text:p text:style-name="P8">br-int</text:p>
          <draw:enhanced-geometry svg:viewBox="0 0 21600 21600" draw:type="rectangle" draw:enhanced-path="M 0 0 L 21600 0 21600 21600 0 21600 0 0 Z N"/>
        </draw:custom-shape>
        <draw:custom-shape draw:style-name="gr9" draw:text-style-name="P9" xml:id="id13" draw:id="id13" draw:layer="layout" svg:width="2.04cm" svg:height="0.583cm" svg:x="11.001cm" svg:y="14.087cm">
          <text:p text:style-name="P8"><text:span text:style-name="T3">k8s-node2</text:span></text:p>
          <draw:enhanced-geometry svg:viewBox="0 0 21600 21600" draw:type="rectangle" draw:enhanced-path="M 0 0 L 21600 0 21600 21600 0 21600 0 0 Z N"/>
        </draw:custom-shape>
        <draw:connector draw:style-name="gr14" draw:text-style-name="P1" draw:layer="layout" draw:type="lines" svg:x1="12.021cm" svg:y1="14.087cm" svg:x2="12.016cm" svg:y2="12.921cm" draw:start-shape="id13" draw:start-glue-point="0" draw:end-shape="id14" draw:end-glue-point="2" svg:d="M12021 14087v-502l-5-164v-500" svg:viewBox="0 0 6 1167">
          <text:p/>
        </draw:connector>
        <draw:frame draw:style-name="gr12" draw:text-style-name="P10" draw:layer="layout" svg:width="2.325cm" svg:height="0.645cm" svg:x="11.92cm" svg:y="13.203cm">
          <draw:text-box>
            <text:p><text:span text:style-name="T3">10.1.2.2/24</text:span></text:p>
          </draw:text-box>
        </draw:frame>
        <draw:custom-shape draw:style-name="gr9" draw:text-style-name="P9" draw:layer="layout" svg:width="2.04cm" svg:height="0.583cm" svg:x="9.416cm" svg:y="16.784cm">
          <text:p text:style-name="P8"><text:span text:style-name="T3">eth0</text:span></text:p>
          <draw:enhanced-geometry svg:viewBox="0 0 21600 21600" draw:type="rectangle" draw:enhanced-path="M 0 0 L 21600 0 21600 21600 0 21600 0 0 Z N"/>
        </draw:custom-shape>
        <draw:custom-shape draw:style-name="gr9" draw:text-style-name="P9" xml:id="id15" draw:id="id15" draw:layer="layout" svg:width="2.04cm" svg:height="0.583cm" svg:x="12.418cm" svg:y="16.784cm">
          <text:p text:style-name="P8"><text:span text:style-name="T3">eth0</text:span></text:p>
          <draw:enhanced-geometry svg:viewBox="0 0 21600 21600" draw:type="rectangle" draw:enhanced-path="M 0 0 L 21600 0 21600 21600 0 21600 0 0 Z N"/>
        </draw:custom-shape>
        <draw:custom-shape draw:style-name="gr9" draw:text-style-name="P9" xml:id="id16" draw:id="id16" draw:layer="layout" svg:width="2.04cm" svg:height="0.583cm" svg:x="12.35cm" svg:y="15.448cm">
          <text:p text:style-name="P8"><text:span text:style-name="T3">veth1737</text:span></text:p>
          <draw:enhanced-geometry svg:viewBox="0 0 21600 21600" draw:type="rectangle" draw:enhanced-path="M 0 0 L 21600 0 21600 21600 0 21600 0 0 Z N"/>
        </draw:custom-shape>
        <draw:connector draw:style-name="gr14" draw:text-style-name="P1" draw:layer="layout" draw:type="line" svg:x1="13.438cm" svg:y1="16.784cm" svg:x2="13.37cm" svg:y2="16.031cm" draw:start-shape="id15" draw:start-glue-point="0" draw:end-shape="id16" draw:end-glue-point="2" svg:d="M13438 16784l-68-753" svg:viewBox="0 0 69 754">
          <text:p/>
        </draw:connector>
        <draw:custom-shape draw:style-name="gr9" draw:text-style-name="P9" xml:id="id18" draw:id="id18" draw:layer="layout" svg:width="2.04cm" svg:height="0.583cm" svg:x="9.65cm" svg:y="15.448cm">
          <text:p text:style-name="P8"><text:span text:style-name="T3">veth8383</text:span></text:p>
          <draw:enhanced-geometry svg:viewBox="0 0 21600 21600" draw:type="rectangle" draw:enhanced-path="M 0 0 L 21600 0 21600 21600 0 21600 0 0 Z N"/>
        </draw:custom-shape>
        <draw:connector draw:style-name="gr14" draw:text-style-name="P1" draw:layer="layout" draw:type="line" svg:x1="10.436cm" svg:y1="16.776cm" svg:x2="10.67cm" svg:y2="16.031cm" draw:start-shape="id17" draw:start-glue-point="0" draw:end-shape="id18" draw:end-glue-point="2" svg:d="M10436 16776l234-745" svg:viewBox="0 0 235 746">
          <text:p/>
        </draw:connector>
        <draw:custom-shape draw:style-name="gr13" draw:text-style-name="P3" draw:layer="layout" svg:width="6.227cm" svg:height="2.921cm" svg:x="16.455cm" svg:y="10cm">
          <text:p text:style-name="P8">node3</text:p>
          <text:p text:style-name="P8"><text:span text:style-name="T3">10.1.3.x/24</text:span></text:p>
          <draw:enhanced-geometry svg:viewBox="0 0 21600 21600" draw:type="rectangle" draw:enhanced-path="M 0 0 L 21600 0 21600 21600 0 21600 0 0 Z N"/>
        </draw:custom-shape>
        <draw:custom-shape draw:style-name="gr9" draw:text-style-name="P9" xml:id="id19" draw:id="id19" draw:layer="layout" svg:width="2.04cm" svg:height="0.583cm" svg:x="18.548cm" svg:y="10.001cm">
          <text:p text:style-name="P8"><text:span text:style-name="T3">stor-node3</text:span></text:p>
          <draw:enhanced-geometry svg:viewBox="0 0 21600 21600" draw:type="rectangle" draw:enhanced-path="M 0 0 L 21600 0 21600 21600 0 21600 0 0 Z N"/>
        </draw:custom-shape>
        <draw:custom-shape draw:style-name="gr9" draw:text-style-name="P9" xml:id="id20" draw:id="id20" draw:layer="layout" svg:width="2.04cm" svg:height="0.583cm" svg:x="17.575cm" svg:y="6.046cm">
          <text:p text:style-name="P8"><text:span text:style-name="T3">rtos-node2</text:span></text:p>
          <draw:enhanced-geometry svg:viewBox="0 0 21600 21600" draw:type="rectangle" draw:enhanced-path="M 0 0 L 21600 0 21600 21600 0 21600 0 0 Z N"/>
        </draw:custom-shape>
        <draw:connector draw:style-name="gr14" draw:text-style-name="P1" draw:layer="layout" draw:type="lines" svg:x1="19.568cm" svg:y1="10.001cm" svg:x2="18.595cm" svg:y2="6.629cm" draw:start-shape="id19" draw:start-glue-point="0" draw:end-shape="id20" draw:end-glue-point="2" svg:d="M19568 10001v-502l-973-2370v-500" svg:viewBox="0 0 974 3373">
          <text:p/>
        </draw:connector>
        <draw:frame draw:style-name="gr12" draw:text-style-name="P10" draw:layer="layout" svg:width="2.325cm" svg:height="0.645cm" svg:x="18.473cm" svg:y="6.651cm">
          <draw:text-box>
            <text:p><text:span text:style-name="T3">10.1.3.1/24</text:span></text:p>
          </draw:text-box>
        </draw:frame>
        <draw:custom-shape draw:style-name="gr9" draw:text-style-name="P9" xml:id="id22" draw:id="id22" draw:layer="layout" svg:width="2.04cm" svg:height="0.583cm" svg:x="18.548cm" svg:y="12.338cm">
          <text:p text:style-name="P8"><text:span text:style-name="T3">k8s-node3</text:span></text:p>
          <draw:enhanced-geometry svg:viewBox="0 0 21600 21600" draw:type="rectangle" draw:enhanced-path="M 0 0 L 21600 0 21600 21600 0 21600 0 0 Z N"/>
        </draw:custom-shape>
        <draw:custom-shape draw:style-name="gr17" draw:text-style-name="P7" draw:layer="layout" svg:width="8.149cm" svg:height="1.946cm" svg:x="20.776cm" svg:y="15.498cm">
          <text:p text:style-name="P8">br-int</text:p>
          <draw:enhanced-geometry svg:viewBox="0 0 21600 21600" draw:type="rectangle" draw:enhanced-path="M 0 0 L 21600 0 21600 21600 0 21600 0 0 Z N"/>
        </draw:custom-shape>
        <draw:custom-shape draw:style-name="gr9" draw:text-style-name="P9" xml:id="id21" draw:id="id21" draw:layer="layout" svg:width="2.04cm" svg:height="0.583cm" svg:x="21.809cm" svg:y="15.5cm">
          <text:p text:style-name="P8"><text:span text:style-name="T3">k8s-node3</text:span></text:p>
          <draw:enhanced-geometry svg:viewBox="0 0 21600 21600" draw:type="rectangle" draw:enhanced-path="M 0 0 L 21600 0 21600 21600 0 21600 0 0 Z N"/>
        </draw:custom-shape>
        <draw:connector draw:style-name="gr14" draw:text-style-name="P1" draw:layer="layout" draw:type="lines" svg:x1="22.829cm" svg:y1="15.5cm" svg:x2="19.568cm" svg:y2="12.921cm" draw:start-shape="id21" draw:start-glue-point="0" draw:end-shape="id22" draw:end-glue-point="2" svg:d="M22829 15500v-502l-3261-1577v-500" svg:viewBox="0 0 3262 2580">
          <text:p/>
        </draw:connector>
        <draw:frame draw:style-name="gr12" draw:text-style-name="P10" draw:layer="layout" svg:width="2.325cm" svg:height="0.645cm" svg:x="18.83cm" svg:y="13.923cm">
          <draw:text-box>
            <text:p><text:span text:style-name="T3">10.1.3.2/24</text:span></text:p>
          </draw:text-box>
        </draw:frame>
        <draw:custom-shape draw:style-name="gr9" draw:text-style-name="P9" draw:layer="layout" svg:width="2.04cm" svg:height="0.583cm" svg:x="21.093cm" svg:y="18.197cm">
          <text:p text:style-name="P8"><text:span text:style-name="T3">eth0</text:span></text:p>
          <draw:enhanced-geometry svg:viewBox="0 0 21600 21600" draw:type="rectangle" draw:enhanced-path="M 0 0 L 21600 0 21600 21600 0 21600 0 0 Z N"/>
        </draw:custom-shape>
        <draw:custom-shape draw:style-name="gr9" draw:text-style-name="P9" xml:id="id23" draw:id="id23" draw:layer="layout" svg:width="2.04cm" svg:height="0.583cm" svg:x="24.311cm" svg:y="18.197cm">
          <text:p text:style-name="P8"><text:span text:style-name="T3">eth0</text:span></text:p>
          <draw:enhanced-geometry svg:viewBox="0 0 21600 21600" draw:type="rectangle" draw:enhanced-path="M 0 0 L 21600 0 21600 21600 0 21600 0 0 Z N"/>
        </draw:custom-shape>
        <draw:custom-shape draw:style-name="gr9" draw:text-style-name="P9" xml:id="id24" draw:id="id24" draw:layer="layout" svg:width="2.04cm" svg:height="0.583cm" svg:x="23.858cm" svg:y="16.861cm">
          <text:p text:style-name="P8"><text:span text:style-name="T3">veth0987</text:span></text:p>
          <draw:enhanced-geometry svg:viewBox="0 0 21600 21600" draw:type="rectangle" draw:enhanced-path="M 0 0 L 21600 0 21600 21600 0 21600 0 0 Z N"/>
        </draw:custom-shape>
        <draw:connector draw:style-name="gr14" draw:text-style-name="P1" draw:layer="layout" draw:type="line" svg:x1="25.331cm" svg:y1="18.197cm" svg:x2="24.878cm" svg:y2="17.444cm" draw:start-shape="id23" draw:start-glue-point="0" draw:end-shape="id24" draw:end-glue-point="2" svg:d="M25331 18197l-453-753" svg:viewBox="0 0 454 754">
          <text:p/>
        </draw:connector>
        <draw:custom-shape draw:style-name="gr9" draw:text-style-name="P9" xml:id="id26" draw:id="id26" draw:layer="layout" svg:width="2.04cm" svg:height="0.583cm" svg:x="21.158cm" svg:y="16.861cm">
          <text:p text:style-name="P8"><text:span text:style-name="T3">veth76543</text:span></text:p>
          <draw:enhanced-geometry svg:viewBox="0 0 21600 21600" draw:type="rectangle" draw:enhanced-path="M 0 0 L 21600 0 21600 21600 0 21600 0 0 Z N"/>
        </draw:custom-shape>
        <draw:connector draw:style-name="gr14" draw:text-style-name="P1" draw:layer="layout" draw:type="line" svg:x1="22.113cm" svg:y1="18.189cm" svg:x2="22.178cm" svg:y2="17.444cm" draw:start-shape="id25" draw:start-glue-point="0" draw:end-shape="id26" draw:end-glue-point="2" svg:d="M22113 18189l65-745" svg:viewBox="0 0 66 746">
          <text:p/>
        </draw:connector>
        <draw:custom-shape draw:style-name="gr18" draw:text-style-name="P5" xml:id="id34" draw:id="id34" draw:layer="layout" svg:width="6.693cm" svg:height="2.068cm" svg:x="23.179cm" svg:y="8.771cm">
          <text:p text:style-name="P8">GR_node3</text:p>
          <draw:enhanced-geometry svg:viewBox="0 0 21600 21600" draw:type="rectangle" draw:enhanced-path="M 0 0 L 21600 0 21600 21600 0 21600 0 0 Z N"/>
        </draw:custom-shape>
        <draw:custom-shape draw:style-name="gr19" draw:text-style-name="P9" xml:id="id27" draw:id="id27" draw:layer="layout" svg:width="2.82cm" svg:height="0.583cm" svg:x="25.115cm" svg:y="8.77cm">
          <text:p text:style-name="P8"><text:span text:style-name="T3">rtoj-GR_node3</text:span></text:p>
          <draw:enhanced-geometry svg:viewBox="0 0 21600 21600" draw:type="rectangle" draw:enhanced-path="M 0 0 L 21600 0 21600 21600 0 21600 0 0 Z N"/>
        </draw:custom-shape>
        <draw:custom-shape draw:style-name="gr19" draw:text-style-name="P9" xml:id="id28" draw:id="id28" draw:layer="layout" svg:width="2.82cm" svg:height="0.583cm" svg:x="20.324cm" svg:y="2.58cm">
          <text:p text:style-name="P8"><text:span text:style-name="T3">jtor-GR_node3</text:span></text:p>
          <draw:enhanced-geometry svg:viewBox="0 0 21600 21600" draw:type="rectangle" draw:enhanced-path="M 0 0 L 21600 0 21600 21600 0 21600 0 0 Z N"/>
        </draw:custom-shape>
        <draw:connector draw:style-name="gr14" draw:text-style-name="P1" draw:layer="layout" draw:type="line" svg:x1="26.525cm" svg:y1="8.77cm" svg:x2="23.144cm" svg:y2="2.871cm" draw:start-shape="id27" draw:start-glue-point="0" draw:end-shape="id28" draw:end-glue-point="1" svg:d="M26525 8770l-3381-5899" svg:viewBox="0 0 3382 5900">
          <text:p/>
        </draw:connector>
        <draw:frame draw:style-name="gr12" draw:text-style-name="P10" draw:layer="layout" svg:width="2.723cm" svg:height="0.645cm" svg:x="25.957cm" svg:y="7.267cm">
          <draw:text-box>
            <text:p><text:span text:style-name="T3">100.64.1.5/24</text:span></text:p>
          </draw:text-box>
        </draw:frame>
        <draw:custom-shape draw:style-name="gr19" draw:text-style-name="P9" xml:id="id30" draw:id="id30" draw:layer="layout" svg:width="2.82cm" svg:height="0.583cm" svg:x="25.115cm" svg:y="10.26cm">
          <text:p text:style-name="P8"><text:span text:style-name="T3">rtoe-GR_node3</text:span></text:p>
          <draw:enhanced-geometry svg:viewBox="0 0 21600 21600" draw:type="rectangle" draw:enhanced-path="M 0 0 L 21600 0 21600 21600 0 21600 0 0 Z N"/>
        </draw:custom-shape>
        <draw:custom-shape draw:style-name="gr20" draw:text-style-name="P3" draw:layer="layout" svg:width="6.305cm" svg:height="2.279cm" svg:x="23.387cm" svg:y="12.108cm">
          <text:p text:style-name="P8">ext_node3</text:p>
          <draw:enhanced-geometry svg:viewBox="0 0 21600 21600" draw:type="rectangle" draw:enhanced-path="M 0 0 L 21600 0 21600 21600 0 21600 0 0 Z N"/>
        </draw:custom-shape>
        <draw:custom-shape draw:style-name="gr19" draw:text-style-name="P9" xml:id="id29" draw:id="id29" draw:layer="layout" svg:width="2.82cm" svg:height="0.583cm" svg:x="25.129cm" svg:y="12.112cm">
          <text:p text:style-name="P8"><text:span text:style-name="T3">etor-GR_node3</text:span></text:p>
          <draw:enhanced-geometry svg:viewBox="0 0 21600 21600" draw:type="rectangle" draw:enhanced-path="M 0 0 L 21600 0 21600 21600 0 21600 0 0 Z N"/>
        </draw:custom-shape>
        <draw:connector draw:style-name="gr14" draw:text-style-name="P1" draw:layer="layout" draw:type="line" svg:x1="26.539cm" svg:y1="12.112cm" svg:x2="26.525cm" svg:y2="10.843cm" draw:start-shape="id29" draw:start-glue-point="0" draw:end-shape="id30" draw:end-glue-point="2" svg:d="M26539 12112l-14-1269" svg:viewBox="0 0 15 1270">
          <text:p/>
        </draw:connector>
        <draw:custom-shape draw:style-name="gr19" draw:text-style-name="P9" xml:id="id32" draw:id="id32" draw:layer="layout" svg:width="2.82cm" svg:height="0.583cm" svg:x="25.078cm" svg:y="13.807cm">
          <text:p text:style-name="P8"><text:span text:style-name="T3">eth0-node3</text:span></text:p>
          <draw:enhanced-geometry svg:viewBox="0 0 21600 21600" draw:type="rectangle" draw:enhanced-path="M 0 0 L 21600 0 21600 21600 0 21600 0 0 Z N"/>
        </draw:custom-shape>
        <draw:frame draw:style-name="gr12" draw:text-style-name="P10" draw:layer="layout" svg:width="3.207cm" svg:height="0.645cm" svg:x="26.588cm" svg:y="11.199cm">
          <draw:text-box>
            <text:p><text:span text:style-name="T3">192.168.1.20/24</text:span></text:p>
          </draw:text-box>
        </draw:frame>
        <draw:custom-shape draw:style-name="gr21" draw:text-style-name="P9" xml:id="id31" draw:id="id31" draw:layer="layout" svg:width="2.477cm" svg:height="1.067cm" svg:x="26.459cm" svg:y="15.476cm">
          <text:p text:style-name="P8"><text:span text:style-name="T3">eth0</text:span></text:p>
          <draw:enhanced-geometry svg:viewBox="0 0 21600 21600" draw:mirror-horizontal="false" draw:mirror-vertical="false" draw:type="rectangle" draw:enhanced-path="M 0 0 L 21600 0 21600 21600 0 21600 0 0 Z N"/>
        </draw:custom-shape>
        <draw:connector draw:style-name="gr14" draw:text-style-name="P1" draw:layer="layout" draw:type="line" svg:x1="27.697cm" svg:y1="15.476cm" svg:x2="26.488cm" svg:y2="14.39cm" draw:start-shape="id31" draw:start-glue-point="0" draw:end-shape="id32" draw:end-glue-point="2" svg:d="M27697 15476l-1209-1086" svg:viewBox="0 0 1210 1087">
          <text:p/>
        </draw:connector>
        <draw:custom-shape draw:style-name="gr16" draw:text-style-name="P12" draw:layer="layout" svg:width="2.569cm" svg:height="1.822cm" svg:x="4.579cm" svg:y="16.75cm">
          <text:p text:style-name="P11"/>
          <text:p text:style-name="P11">podB</text:p>
          <text:p text:style-name="P11"><text:span text:style-name="T3">10.1.1.52/24</text:span></text:p>
          <draw:enhanced-geometry svg:viewBox="0 0 21600 21600" draw:type="rectangle" draw:enhanced-path="M 0 0 L 21600 0 21600 21600 0 21600 0 0 Z N"/>
        </draw:custom-shape>
        <draw:frame draw:style-name="gr22" draw:text-style-name="P2" draw:layer="layout" svg:width="2.62cm" svg:height="0.962cm" svg:x="2.621cm" svg:y="18.854cm">
          <draw:text-box>
            <text:p>Node 1</text:p>
          </draw:text-box>
        </draw:frame>
        <draw:custom-shape draw:style-name="gr16" draw:text-style-name="P12" xml:id="id17" draw:id="id17" draw:layer="layout" svg:width="2.569cm" svg:height="1.822cm" svg:x="9.152cm" svg:y="16.776cm">
          <text:p text:style-name="P11"/>
          <text:p text:style-name="P11">podC</text:p>
          <text:p text:style-name="P11"><text:span text:style-name="T3">10.1.2.45/24</text:span></text:p>
          <draw:enhanced-geometry svg:viewBox="0 0 21600 21600" draw:type="rectangle" draw:enhanced-path="M 0 0 L 21600 0 21600 21600 0 21600 0 0 Z N"/>
        </draw:custom-shape>
        <draw:custom-shape draw:style-name="gr16" draw:text-style-name="P12" draw:layer="layout" svg:width="2.569cm" svg:height="1.822cm" svg:x="12.154cm" svg:y="16.776cm">
          <text:p text:style-name="P11"/>
          <text:p text:style-name="P11">podD</text:p>
          <text:p text:style-name="P11"><text:span text:style-name="T3">10.1.2.13/24</text:span></text:p>
          <draw:enhanced-geometry svg:viewBox="0 0 21600 21600" draw:type="rectangle" draw:enhanced-path="M 0 0 L 21600 0 21600 21600 0 21600 0 0 Z N"/>
        </draw:custom-shape>
        <draw:custom-shape draw:style-name="gr23" draw:text-style-name="P1" draw:layer="layout" svg:width="6.807cm" svg:height="10.634cm" svg:x="8.648cm" svg:y="9.248cm">
          <text:p/>
          <draw:enhanced-geometry svg:viewBox="0 0 21600 21600" draw:type="rectangle" draw:enhanced-path="M 0 0 L 21600 0 21600 21600 0 21600 0 0 Z N"/>
        </draw:custom-shape>
        <draw:frame draw:style-name="gr22" draw:text-style-name="P2" draw:layer="layout" svg:width="2.62cm" svg:height="0.962cm" svg:x="10.421cm" svg:y="18.854cm">
          <draw:text-box>
            <text:p>Node 2</text:p>
          </draw:text-box>
        </draw:frame>
        <draw:custom-shape draw:style-name="gr16" draw:text-style-name="P12" xml:id="id25" draw:id="id25" draw:layer="layout" svg:width="2.569cm" svg:height="1.822cm" svg:x="20.829cm" svg:y="18.189cm">
          <text:p text:style-name="P11"/>
          <text:p text:style-name="P11">podE</text:p>
          <text:p text:style-name="P11"><text:span text:style-name="T3">10.1.3.3/24</text:span></text:p>
          <draw:enhanced-geometry svg:viewBox="0 0 21600 21600" draw:type="rectangle" draw:enhanced-path="M 0 0 L 21600 0 21600 21600 0 21600 0 0 Z N"/>
        </draw:custom-shape>
        <draw:custom-shape draw:style-name="gr16" draw:text-style-name="P12" draw:layer="layout" svg:width="2.569cm" svg:height="1.822cm" svg:x="24.047cm" svg:y="18.189cm">
          <text:p text:style-name="P11"/>
          <text:p text:style-name="P11">podF</text:p>
          <text:p text:style-name="P11"><text:span text:style-name="T3">10.1.3.8/24</text:span></text:p>
          <draw:enhanced-geometry svg:viewBox="0 0 21600 21600" draw:type="rectangle" draw:enhanced-path="M 0 0 L 21600 0 21600 21600 0 21600 0 0 Z N"/>
        </draw:custom-shape>
        <draw:custom-shape draw:style-name="gr24" draw:text-style-name="P1" draw:layer="layout" svg:width="18.016cm" svg:height="12.33cm" svg:x="16.226cm" svg:y="8.169cm">
          <text:p/>
          <draw:enhanced-geometry svg:viewBox="0 0 21600 21600" draw:type="rectangle" draw:enhanced-path="M 0 0 L 21600 0 21600 21600 0 21600 0 0 Z N"/>
        </draw:custom-shape>
        <draw:frame draw:style-name="gr25" draw:text-style-name="P13" draw:layer="layout" svg:width="3.008cm" svg:height="1.644cm" svg:x="31.055cm" svg:y="18.661cm">
          <draw:text-box>
            <text:p text:style-name="P11">Node 3</text:p>
            <text:p text:style-name="P11"><text:span text:style-name="T3">(gateway node)</text:span></text:p>
          </draw:text-box>
        </draw:frame>
        <draw:g>
          <draw:glue-point draw:id="4" svg:x="-0.196cm" svg:y="-5cm"/>
          <draw:glue-point draw:id="5" svg:x="1.432cm" svg:y="-5cm"/>
          <draw:glue-point draw:id="6" svg:x="0.619cm" svg:y="-5cm"/>
          <draw:glue-point draw:id="7" svg:x="-0.431cm" svg:y="5cm"/>
          <draw:glue-point draw:id="8" svg:x="1.509cm" svg:y="5cm"/>
          <draw:glue-point draw:id="9" svg:x="0.539cm" svg:y="5cm"/>
          <draw:glue-point draw:id="10" svg:x="-5cm" svg:y="-0.409cm"/>
          <draw:glue-point draw:id="11" svg:x="-5cm" svg:y="0.928cm"/>
          <draw:glue-point draw:id="12" svg:x="5cm" svg:y="-0.576cm"/>
          <draw:glue-point draw:id="13" svg:x="5cm" svg:y="0.521cm"/>
          <draw:glue-point draw:id="14" svg:x="3.675cm" svg:y="4.171cm"/>
          <draw:glue-point draw:id="15" svg:x="3.674cm" svg:y="-3.618cm"/>
          <draw:glue-point draw:id="16" svg:x="-2.833cm" svg:y="-3.821cm"/>
          <draw:glue-point draw:id="17" svg:x="-2.862cm" svg:y="3.707cm"/>
          <draw:glue-point draw:id="18" svg:x="0.366cm" svg:y="0.065cm"/>
          <draw:polygon draw:style-name="gr26" draw:text-style-name="P14" draw:layer="layout" svg:width="1.457cm" svg:height="0.821cm" svg:x="31.934cm" svg:y="15.936cm" svg:viewBox="0 0 1458 822" draw:points="1458,411 1457,390 1454,369 1450,349 1443,328 1434,308 1424,288 1412,268 1398,249 1383,230 1366,211 1347,194 1327,176 1305,159 1282,143 1257,128 1231,113 1203,99 1175,86 1145,74 1114,62 1082,51 1049,42 1016,33 982,25 947,19 911,13 875,8 839,4 802,2 765,0 728,0 692,0 654,2 618,4 582,8 545,13 510,19 475,25 441,33 407,42 375,51 343,62 312,74 282,86 254,99 226,113 200,128 175,143 152,159 130,176 109,194 91,211 74,230 58,249 45,268 33,288 22,308 14,328 8,349 3,369 0,390 0,411 0,431 3,453 8,473 14,494 22,514 33,534 45,553 58,573 74,592 91,610 109,628 130,646 152,662 175,678 200,694 226,709 254,723 282,735 312,748 343,760 375,770 407,780 441,789 475,796 510,803 545,809 582,814 618,817 654,820 692,821 728,822 765,821 802,820 839,817 875,814 911,809 947,803 982,796 1016,789 1049,780 1082,770 1114,760 1145,748 1175,735 1203,723 1231,709 1257,694 1282,678 1305,662 1327,646 1347,628 1366,610 1383,592 1398,573 1412,553 1424,534 1434,514 1443,494 1450,473 1454,453 1457,431">
            <text:p/>
          </draw:polygon>
          <draw:polygon draw:style-name="gr27" draw:text-style-name="P14" draw:layer="layout" svg:width="1.117cm" svg:height="0.821cm" svg:x="31.132cm" svg:y="16.152cm" svg:viewBox="0 0 1118 822" draw:points="1118,411 1117,390 1114,369 1111,349 1106,328 1100,308 1092,288 1082,268 1072,249 1060,230 1047,211 1033,194 1018,176 1000,159 982,143 964,128 943,113 923,99 900,86 878,73 854,62 830,51 805,42 779,33 753,25 726,19 698,13 671,8 643,5 615,2 587,0 559,0 530,0 502,2 474,5 446,8 418,13 391,19 364,25 338,33 312,42 287,51 263,62 240,73 216,86 194,99 174,113 153,128 135,143 116,159 99,176 84,194 70,211 57,230 45,249 34,268 25,288 17,308 11,328 6,349 2,369 0,390 0,411 0,432 2,453 6,473 11,493 17,514 25,533 34,553 45,573 57,592 70,610 84,628 99,646 116,662 135,678 153,694 174,708 194,723 216,735 240,748 263,760 287,770 312,780 338,788 364,796 391,803 418,809 446,814 474,817 502,819 530,821 559,822 587,821 615,819 643,817 671,814 698,809 726,803 753,796 779,788 805,780 830,770 854,760 878,748 900,735 923,723 943,708 964,694 982,678 1000,662 1018,646 1033,628 1047,610 1060,592 1072,573 1082,553 1092,533 1100,514 1106,493 1111,473 1114,453 1117,432">
            <text:p/>
          </draw:polygon>
          <draw:polygon draw:style-name="gr28" draw:text-style-name="P14" draw:layer="layout" svg:width="0.752cm" svg:height="0.67cm" svg:x="30.793cm" svg:y="16.646cm" svg:viewBox="0 0 753 671" draw:points="753,335 752,318 751,301 749,284 745,267 741,251 735,235 729,219 722,203 714,187 705,172 695,158 685,143 674,129 662,117 649,104 635,92 621,81 607,70 591,60 575,50 559,42 542,34 525,26 507,20 489,15 471,10 452,6 433,3 414,1 395,0 376,0 357,0 338,1 319,3 300,6 281,10 263,15 245,20 228,26 210,34 193,42 176,50 160,60 145,70 130,81 116,92 103,104 90,117 78,129 67,143 56,158 46,172 38,187 30,203 23,219 17,235 11,251 7,267 4,284 1,301 0,318 0,335 0,352 1,369 4,386 7,403 11,419 17,435 23,451 30,467 38,483 46,498 56,512 67,527 78,540 90,553 103,566 116,578 130,590 145,600 160,610 176,620 193,628 210,636 228,644 245,649 263,655 281,660 300,664 319,667 338,669 357,670 376,671 395,670 414,669 433,667 452,664 471,660 489,655 507,649 525,644 542,636 559,628 575,620 591,610 607,600 621,590 635,578 649,566 662,553 674,540 685,527 695,512 705,498 714,483 722,467 729,451 735,435 741,419 745,403 749,386 751,369 752,352">
            <text:p/>
          </draw:polygon>
          <draw:polygon draw:style-name="gr29" draw:text-style-name="P14" draw:layer="layout" svg:width="1.133cm" svg:height="0.725cm" svg:x="31.019cm" svg:y="16.941cm" svg:viewBox="0 0 1134 726" draw:points="1134,362 1133,344 1131,326 1127,307 1122,289 1115,272 1108,254 1098,237 1088,219 1075,203 1062,187 1047,171 1032,156 1015,140 997,126 978,112 957,99 936,87 914,76 891,65 867,55 842,46 816,37 790,29 764,22 736,17 708,11 681,7 653,3 624,1 596,0 567,0 538,0 510,1 480,3 453,7 424,11 397,17 370,22 343,29 317,37 292,46 267,55 243,65 219,76 197,87 176,99 156,112 136,126 118,140 101,156 86,171 71,187 57,203 46,219 35,237 25,254 17,272 11,289 6,307 2,326 0,344 0,362 0,381 2,399 6,418 11,436 17,453 25,471 35,489 46,506 57,522 71,539 86,555 101,570 118,585 136,600 156,613 176,626 197,638 219,650 243,661 267,671 292,680 317,689 343,696 370,703 397,709 424,714 453,718 480,722 510,724 538,726 567,726 596,726 624,724 653,722 681,718 708,714 736,709 764,703 790,696 816,689 842,680 867,671 891,661 914,650 936,638 957,626 978,613 997,599 1015,585 1032,570 1047,555 1062,539 1075,522 1088,506 1098,489 1108,471 1115,453 1122,436 1127,418 1131,399 1133,381">
            <text:p/>
          </draw:polygon>
          <draw:polygon draw:style-name="gr30" draw:text-style-name="P14" draw:layer="layout" svg:width="1.692cm" svg:height="0.861cm" svg:x="31.82cm" svg:y="17.061cm" svg:viewBox="0 0 1693 862" draw:points="1693,430 1691,409 1688,387 1682,365 1675,344 1665,322 1654,301 1640,281 1624,260 1606,240 1586,221 1564,203 1541,184 1515,167 1488,150 1459,133 1429,118 1397,103 1364,90 1330,77 1294,65 1257,54 1219,43 1180,34 1140,26 1099,19 1058,13 1017,8 974,4 932,2 889,0 846,0 803,0 760,2 718,4 676,8 634,13 593,19 552,26 512,34 473,43 435,54 398,65 362,77 328,90 295,103 263,118 233,133 204,150 177,167 151,184 128,203 106,221 87,240 68,260 52,281 39,301 27,322 17,344 9,365 4,387 1,409 0,430 1,452 4,474 9,496 17,517 27,539 39,560 52,580 68,600 87,620 106,640 128,658 151,676 177,694 204,711 233,727 263,742 295,758 328,771 362,784 398,796 435,807 473,817 512,826 552,835 593,842 634,848 676,853 718,856 760,859 803,861 846,862 889,861 932,859 974,856 1017,853 1058,848 1099,842 1140,835 1180,826 1219,817 1257,807 1294,796 1330,784 1364,771 1397,758 1429,742 1459,727 1488,711 1515,694 1541,676 1564,658 1586,640 1606,620 1624,600 1640,580 1654,560 1665,539 1675,517 1682,496 1688,474 1691,452">
            <text:p/>
          </draw:polygon>
          <draw:polygon draw:style-name="gr31" draw:text-style-name="P14" draw:layer="layout" svg:width="1.085cm" svg:height="0.646cm" svg:x="32.897cm" svg:y="16.176cm" svg:viewBox="0 0 1086 647" draw:points="1086,323 1085,307 1083,290 1079,274 1075,258 1068,242 1061,226 1052,211 1041,195 1030,181 1018,166 1003,152 988,138 972,125 954,112 936,100 916,89 896,77 875,67 852,57 830,48 806,40 782,32 757,25 731,19 705,14 679,9 652,6 625,3 598,1 570,0 543,0 515,0 487,1 460,3 433,6 407,9 380,14 354,19 328,25 303,32 279,40 255,48 233,57 210,67 189,77 169,89 149,100 131,112 113,125 97,138 82,152 67,166 55,181 44,195 33,211 24,226 17,242 11,258 6,274 2,290 1,307 0,323 1,339 2,355 6,372 11,388 17,404 24,420 33,435 44,450 55,465 67,480 82,493 97,508 113,520 131,533 149,545 169,557 189,568 210,579 233,588 255,597 279,606 303,613 328,620 354,626 380,632 407,636 433,640 460,643 487,645 515,645 543,647 570,645 598,645 625,643 652,640 679,636 705,632 731,626 757,620 782,613 806,606 830,597 852,588 875,579 896,568 916,557 936,545 954,533 972,520 988,508 1003,493 1018,480 1030,465 1041,450 1052,435 1061,420 1068,404 1075,388 1079,372 1083,355 1085,339">
            <text:p/>
          </draw:polygon>
          <draw:polygon draw:style-name="gr32" draw:text-style-name="P14" draw:layer="layout" svg:width="1.076cm" svg:height="0.645cm" svg:x="33.059cm" svg:y="16.59cm" svg:viewBox="0 0 1077 646" draw:points="1077,323 1075,307 1074,290 1070,274 1066,257 1059,241 1052,225 1043,210 1033,195 1021,180 1009,166 995,152 980,138 964,125 946,112 928,100 909,89 889,77 867,67 846,57 823,48 800,40 775,32 751,26 725,20 699,14 673,10 646,6 619,3 592,1 565,0 538,0 510,0 483,1 456,3 430,6 403,10 377,14 351,20 326,26 301,32 276,40 253,48 230,57 208,67 188,77 167,89 147,100 129,112 112,125 96,138 81,152 67,166 54,180 43,195 33,210 24,225 16,241 10,257 6,274 2,290 0,307 0,323 0,338 2,355 6,372 10,388 16,404 24,420 33,435 43,450 54,465 67,479 81,493 96,507 112,520 129,533 147,545 167,556 188,568 208,578 230,588 253,597 276,605 301,613 326,620 351,625 377,631 403,635 430,639 456,642 483,644 510,645 538,646 565,645 592,644 619,642 646,639 673,635 699,631 725,625 751,620 775,613 800,605 823,597 846,588 867,578 889,568 909,556 928,545 946,533 964,520 980,507 995,493 1009,479 1021,465 1033,450 1043,435 1052,420 1059,404 1066,388 1070,372 1074,355 1075,338">
            <text:p/>
          </draw:polygon>
          <draw:polygon draw:style-name="gr33" draw:text-style-name="P14" draw:layer="layout" svg:width="1.069cm" svg:height="1.06cm" svg:x="32.962cm" svg:y="16.726cm" svg:viewBox="0 0 1070 1061" draw:points="1070,530 1069,503 1067,476 1064,450 1059,423 1053,397 1045,371 1036,346 1026,320 1015,296 1003,273 989,249 974,227 958,205 940,184 922,164 903,145 883,127 862,111 840,94 817,80 794,66 771,54 746,43 721,32 695,23 669,17 642,10 615,5 589,2 562,0 535,0 508,0 481,2 454,5 427,10 401,17 374,23 349,32 324,43 299,54 275,66 252,80 229,94 208,111 186,127 166,145 147,164 129,184 112,205 95,227 81,249 67,273 54,296 43,320 33,346 25,371 17,397 11,423 6,450 2,476 0,503 0,530 0,557 2,584 6,610 11,636 17,663 25,688 33,714 43,739 54,763 67,787 81,811 95,833 112,854 129,875 147,895 166,915 186,933 208,949 229,965 252,980 275,994 299,1006 324,1017 349,1027 374,1036 401,1043 427,1049 454,1054 481,1058 508,1060 535,1061 562,1060 589,1058 615,1054 642,1049 669,1043 695,1036 721,1027 746,1017 771,1006 794,994 817,980 840,965 862,949 883,933 903,915 922,895 940,875 958,854 974,814 989,811 1003,787 1015,763 1026,739 1036,714 1045,688 1053,663 1059,636 1064,610 1067,584 1069,557">
            <text:p/>
          </draw:polygon>
          <draw:polygon draw:style-name="gr34" draw:text-style-name="P14" draw:layer="layout" svg:width="2.169cm" svg:height="1.06cm" svg:x="31.4cm" svg:y="16.407cm" svg:viewBox="0 0 2170 1061" draw:points="2170,530 2168,503 2164,476 2157,450 2147,423 2135,397 2120,371 2102,346 2081,321 2059,296 2033,273 2005,249 1975,227 1942,205 1908,184 1870,164 1832,145 1791,127 1748,111 1704,94 1658,79 1611,66 1562,54 1512,42 1462,32 1409,23 1356,16 1303,10 1249,5 1194,2 1140,0 1084,0 1029,0 975,2 920,5 866,10 812,16 759,23 707,32 657,42 606,54 558,66 511,79 464,94 420,111 378,127 337,145 298,164 261,184 226,205 194,227 164,249 136,273 111,296 88,321 67,346 49,371 34,397 21,423 12,450 5,476 1,503 0,530 1,557 5,584 12,610 21,637 34,663 49,689 67,714 88,739 111,764 136,788 164,811 194,833 226,855 261,876 298,896 337,915 378,933 420,949 464,966 511,981 558,994 606,1006 657,1018 707,1028 759,1037 812,1044 866,1050 920,1055 975,1058 1029,1060 1084,1061 1140,1060 1194,1058 1249,1055 1303,1050 1356,1044 1409,1037 1462,1028 1512,1018 1562,1006 1611,994 1658,981 1704,966 1748,949 1791,933 1832,915 1870,896 1908,876 1942,855 1975,833 2005,811 2033,788 2059,764 2081,739 2102,714 2120,689 2135,663 2147,637 2157,610 2164,584 2168,557">
            <text:p/>
          </draw:polygon>
          <draw:polygon draw:style-name="gr35" draw:text-style-name="P14" draw:layer="layout" svg:width="1.442cm" svg:height="0.414cm" svg:x="31.947cm" svg:y="15.929cm" svg:viewBox="0 0 1443 415" draw:points="724,415 1443,323 1433,302 1422,283 1410,263 1395,243 1379,224 1361,206 1342,188 1320,171 1298,154 1274,138 1248,123 1221,109 1193,95 1164,81 1133,69 1102,58 1070,47 1036,38 1002,30 967,22 931,16 895,11 859,6 822,3 785,1 748,0 711,0 673,0 636,2 600,5 563,9 527,15 491,20 456,28 421,36 388,45 355,55 323,66 293,78 263,90 234,104 207,118 181,133 157,149 134,165 112,183 92,200 73,219 57,238 42,256 28,276 17,296 7,317 0,337">
            <text:p/>
          </draw:polygon>
          <draw:polyline draw:style-name="gr36" draw:text-style-name="P15" draw:layer="layout" svg:width="1.441cm" svg:height="0.336cm" svg:x="31.947cm" svg:y="15.929cm" svg:viewBox="0 0 1442 337" draw:points="1442,322 1432,302 1421,282 1408,262 1394,243 1377,224 1359,206 1340,188 1318,170 1296,154 1273,138 1247,122 1220,108 1192,94 1162,81 1132,69 1101,58 1068,48 1035,38 1001,29 966,22 930,16 894,11 858,6 821,3 785,1 747,0 710,0 673,0 636,2 599,5 562,9 526,14 491,20 456,28 421,36 388,45 355,55 323,65 292,77 263,90 234,104 207,118 181,133 157,149 133,165 112,183 92,200 73,218 57,238 42,256 29,276 17,296 7,316 0,337">
            <text:p/>
          </draw:polyline>
          <draw:polygon draw:style-name="gr37" draw:text-style-name="P14" draw:layer="layout" svg:width="0.924cm" svg:height="0.481cm" svg:x="31.132cm" svg:y="16.144cm" svg:viewBox="0 0 925 482" draw:points="562,415 925,96 902,84 878,71 854,59 830,49 805,40 779,31 752,23 725,17 697,11 670,6 641,4 613,1 585,0 556,0 528,0 499,2 471,4 443,9 416,13 388,20 361,27 335,34 309,44 284,54 259,65 236,76 213,89 191,102 170,116 150,132 131,148 114,164 97,181 82,199 67,217 55,236 43,255 33,275 23,295 16,315 10,335 5,356 2,377 0,398 0,419 1,440 3,461 7,482">
            <text:p/>
          </draw:polygon>
          <draw:polyline draw:style-name="gr38" draw:text-style-name="P15" draw:layer="layout" svg:width="0.923cm" svg:height="0.481cm" svg:x="31.132cm" svg:y="16.144cm" svg:viewBox="0 0 924 482" draw:points="924,95 901,82 878,70 854,59 829,49 803,39 777,31 751,23 724,16 696,11 668,6 640,3 612,1 584,0 555,0 527,0 499,2 470,5 442,9 415,14 387,20 360,27 334,35 308,45 283,54 259,65 235,77 213,90 191,102 170,117 150,132 131,148 113,165 97,181 81,199 67,218 55,236 43,255 32,275 23,295 16,315 10,336 5,356 2,377 0,398 0,419 1,440 3,461 7,482">
            <text:p/>
          </draw:polyline>
          <draw:polygon draw:style-name="gr39" draw:text-style-name="P14" draw:layer="layout" svg:width="0.964cm" svg:height="0.385cm" svg:x="31.011cm" svg:y="17.289cm" svg:viewBox="0 0 965 386" draw:points="583,10 0,0 0,18 1,37 3,56 8,74 14,93 21,111 30,129 39,147 51,164 64,181 77,198 93,214 109,230 127,245 146,259 166,273 187,286 209,298 232,310 256,321 281,331 307,341 333,349 359,357 386,364 414,370 443,375 471,379 500,382 529,384 559,386 588,386 617,384 647,383 676,381 704,378 733,373 761,368 789,362 816,354 843,346 869,338 894,328 919,318 942,306 965,294">
            <text:p/>
          </draw:polygon>
          <draw:polyline draw:style-name="gr40" draw:text-style-name="P15" draw:layer="layout" svg:width="0.962cm" svg:height="0.385cm" svg:x="31.011cm" svg:y="17.289cm" svg:viewBox="0 0 963 386" draw:points="1,0 0,18 2,37 4,55 9,74 14,93 21,111 30,129 40,147 51,164 63,181 78,198 92,214 110,229 127,244 146,259 166,272 187,286 208,298 231,310 255,320 280,331 305,340 331,348 358,356 385,363 413,369 441,375 470,378 499,382 528,384 557,386 587,386 616,385 645,384 674,381 702,378 731,373 759,368 787,362 814,355 840,347 867,338 892,328 917,318 940,307 963,295">
            <text:p/>
          </draw:polyline>
          <draw:polygon draw:style-name="gr41" draw:text-style-name="P14" draw:layer="layout" svg:width="0.719cm" svg:height="0.428cm" svg:x="33.271cm" svg:y="16.168cm" svg:viewBox="0 0 720 429" draw:points="177,323 690,429 699,413 705,397 712,381 715,365 719,349 720,332 720,315 719,299 716,283 712,267 706,251 699,235 691,219 682,203 671,189 658,174 645,160 630,145 615,132 598,119 580,106 561,94 541,83 520,72 498,62 476,53 452,44 428,37 403,29 378,23 352,17 326,12 299,8 272,5 244,2 217,1 190,0 162,0 135,1 107,3 80,5 53,8 26,12 0,17">
            <text:p/>
          </draw:polygon>
          <draw:polyline draw:style-name="gr42" draw:text-style-name="P15" draw:layer="layout" svg:width="0.717cm" svg:height="0.487cm" svg:x="33.272cm" svg:y="16.168cm" svg:viewBox="0 0 718 488" draw:points="641,488 688,429 696,413 703,398 709,381 713,365 716,349 717,333 718,316 716,300 714,283 710,267 704,251 697,235 690,220 680,204 669,189 656,174 644,160 629,146 613,133 597,119 579,107 560,96 540,84 519,73 497,62 475,53 451,45 427,37 402,30 377,23 351,17 325,12 299,8 272,5 245,3 217,1 189,0 161,0 134,1 107,3 79,5 53,8 26,12 0,17">
            <text:p/>
          </draw:polyline>
          <draw:polygon draw:style-name="gr43" draw:text-style-name="P14" draw:layer="layout" svg:width="0.623cm" svg:height="0.334cm" svg:x="33.52cm" svg:y="16.716cm" svg:viewBox="0 0 624 335" draw:points="0,202 578,335 589,317 599,300 608,282 614,264 619,245 622,227 624,208 624,190 621,172 618,153 612,134 605,117 596,99 586,81 574,64 560,47 545,31 528,15 510,0">
            <text:p/>
          </draw:polygon>
          <draw:polyline draw:style-name="gr44" draw:text-style-name="P15" draw:layer="layout" svg:width="0.231cm" svg:height="0.455cm" svg:x="33.913cm" svg:y="16.655cm" svg:viewBox="0 0 232 456" draw:points="111,456 184,396 195,379 206,361 215,343 222,324 226,306 230,288 232,269 231,251 229,232 225,214 220,195 213,177 204,159 194,142 181,124 167,107 151,91 135,75 116,59 0,0">
            <text:p/>
          </draw:polyline>
          <draw:polygon draw:style-name="gr45" draw:text-style-name="P14" draw:layer="layout" svg:width="0.732cm" svg:height="0.683cm" svg:x="33.314cm" svg:y="17.118cm" svg:viewBox="0 0 733 684" draw:points="182,149 0,653 26,661 54,668 81,674 109,679 137,682 164,683 193,684 221,682 249,680 277,675 304,670 331,664 358,655 385,646 410,635 436,623 460,610 484,596 508,580 530,564 551,546 571,527 591,507 609,487 626,466 642,443 657,420 671,396 683,372 694,346 703,321 712,295 719,269 725,242 729,215 732,188 733,161 733,134 731,107 728,79 724,53 718,26 711,0">
            <text:p/>
          </draw:polygon>
          <draw:polyline draw:style-name="gr46" draw:text-style-name="P15" draw:layer="layout" svg:width="0.73cm" svg:height="0.685cm" svg:x="33.315cm" svg:y="17.117cm" svg:viewBox="0 0 731 686" draw:points="0,656 27,663 54,671 81,676 109,681 137,683 165,685 193,686 221,683 249,681 277,677 304,672 331,665 358,656 384,647 410,636 435,624 460,611 483,597 506,581 529,564 550,547 570,528 590,508 608,488 625,466 640,444 656,420 669,396 681,372 692,347 702,321 711,295 717,269 723,242 727,215 730,188 731,161 731,134 729,106 726,79 721,52 715,26 709,0">
            <text:p/>
          </draw:polyline>
          <draw:polygon draw:style-name="gr47" draw:text-style-name="P14" draw:layer="layout" svg:width="0.396cm" svg:height="0.647cm" svg:x="30.793cm" svg:y="16.639cm" svg:viewBox="0 0 397 648" draw:points="397,342 369,0 348,1 329,3 309,7 289,11 270,17 251,22 232,29 214,37 196,45 179,54 162,65 146,76 130,87 116,99 102,112 89,124 77,138 65,153 54,167 44,183 36,199 28,215 20,231 14,248 10,265 5,282 2,299 1,317 0,334 0,351 1,369 3,386 6,403 10,421 15,438 21,454 28,471 36,487 45,502 55,517 66,532 78,546 90,560 104,573 118,586 133,598 148,609 164,620 181,630 198,639 216,648">
            <text:p/>
          </draw:polygon>
          <draw:polyline draw:style-name="gr48" draw:text-style-name="P15" draw:layer="layout" svg:width="0.368cm" svg:height="0.648cm" svg:x="30.793cm" svg:y="16.639cm" svg:viewBox="0 0 369 649" draw:points="369,0 349,1 329,3 310,7 291,11 271,16 253,22 234,29 217,36 199,44 182,53 165,63 150,73 134,84 120,96 105,108 93,121 80,134 69,148 58,163 48,178 39,192 30,208 23,224 17,240 11,257 7,274 3,291 1,308 0,325 0,342 0,359 2,376 4,394 7,410 12,427 17,444 23,460 31,476 39,492 48,507 58,522 69,536 80,550 93,563 106,576 120,589 135,601 150,611 166,621 182,631 199,640 217,649">
            <text:p/>
          </draw:polyline>
          <draw:polygon draw:style-name="gr49" draw:text-style-name="P14" draw:layer="layout" svg:width="1.612cm" svg:height="0.399cm" svg:x="31.833cm" svg:y="17.53cm" svg:viewBox="0 0 1613 400" draw:points="826,0 0,40 5,60 12,79 21,99 33,118 46,137 62,156 79,174 98,192 119,210 142,227 166,242 193,258 220,274 250,288 280,301 312,314 347,326 381,337 417,347 453,357 492,365 530,373 569,379 610,386 650,390 691,394 732,397 774,399 816,400 857,399 899,398 941,395 982,393 1023,388 1063,383 1102,377 1142,369 1180,361 1218,352 1254,342 1289,331 1323,320 1356,307 1387,294 1418,280 1446,265 1473,250 1498,234 1522,218 1544,201 1563,183 1582,165 1598,147 1613,128">
            <text:p/>
          </draw:polygon>
          <draw:polyline draw:style-name="gr50" draw:text-style-name="P15" draw:layer="layout" svg:width="1.61cm" svg:height="0.358cm" svg:x="31.833cm" svg:y="17.571cm" svg:viewBox="0 0 1611 359" draw:points="0,0 4,19 11,39 21,59 33,78 46,97 61,115 78,134 97,152 119,169 141,186 165,202 192,218 220,233 249,247 280,260 312,273 346,285 380,296 416,306 452,316 490,324 529,332 568,339 608,344 649,349 690,353 731,356 772,358 814,359 856,358 897,357 938,354 980,352 1021,347 1061,342 1101,336 1139,329 1178,320 1215,311 1251,301 1286,291 1321,279 1353,267 1385,254 1415,240 1444,226 1470,210 1496,194 1520,177 1541,161 1562,143 1580,125 1596,106 1611,88">
            <text:p/>
          </draw:polyline>
        </draw:g>
        <draw:connector draw:style-name="gr51" draw:text-style-name="P1" draw:layer="layout" draw:type="line" svg:x1="28.936cm" svg:y1="16.009cm" svg:x2="31.237cm" svg:y2="16.671cm" draw:start-shape="id31" draw:start-glue-point="1" svg:d="M28936 16009l2301 662" svg:viewBox="0 0 2302 663">
          <text:p/>
        </draw:connector>
        <draw:custom-shape draw:style-name="gr52" draw:text-style-name="P16" draw:layer="layout" svg:width="1.642cm" svg:height="0.8cm" svg:x="0.913cm" svg:y="4.935cm">
          <text:p/>
          <draw:enhanced-geometry svg:viewBox="0 0 21600 21600" draw:type="rectangle" draw:enhanced-path="M 0 0 L 21600 0 21600 21600 0 21600 0 0 Z N"/>
        </draw:custom-shape>
        <draw:frame draw:style-name="gr4" draw:text-style-name="P4" draw:layer="layout" svg:width="3.519cm" svg:height="0.771cm" svg:x="2.712cm" svg:y="4.956cm">
          <draw:text-box>
            <text:p><text:span text:style-name="T2">Load Balancer</text:span></text:p>
          </draw:text-box>
        </draw:frame>
        <draw:custom-shape draw:style-name="gr53" draw:text-style-name="P17" draw:layer="layout" svg:width="3.044cm" svg:height="1.461cm" svg:x="1.632cm" svg:y="6.553cm">
          <text:p text:style-name="P8"><text:span text:style-name="T3">k8s-cluster-lb-tcp</text:span></text:p>
          <draw:enhanced-geometry svg:viewBox="0 0 21600 21600" draw:type="rectangle" draw:enhanced-path="M 0 0 L 21600 0 21600 21600 0 21600 0 0 Z N"/>
        </draw:custom-shape>
        <draw:custom-shape draw:style-name="gr53" draw:text-style-name="P17" draw:layer="layout" svg:width="3.044cm" svg:height="1.461cm" svg:x="5.228cm" svg:y="6.553cm">
          <text:p text:style-name="P8"><text:span text:style-name="T3">k8s-cluster-lb-udp</text:span></text:p>
          <draw:enhanced-geometry svg:viewBox="0 0 21600 21600" draw:type="rectangle" draw:enhanced-path="M 0 0 L 21600 0 21600 21600 0 21600 0 0 Z N"/>
        </draw:custom-shape>
        <draw:custom-shape draw:style-name="gr53" draw:text-style-name="P17" xml:id="id33" draw:id="id33" draw:layer="layout" svg:width="3.044cm" svg:height="1.461cm" svg:x="30.775cm" svg:y="8.633cm">
          <text:p text:style-name="P8"><text:span text:style-name="T3">TCP_lb_gateway_</text:span></text:p>
          <text:p text:style-name="P8"><text:span text:style-name="T3">router-GR_node3</text:span></text:p>
          <draw:enhanced-geometry svg:viewBox="0 0 21600 21600" draw:type="rectangle" draw:enhanced-path="M 0 0 L 21600 0 21600 21600 0 21600 0 0 Z N"/>
        </draw:custom-shape>
        <draw:custom-shape draw:style-name="gr53" draw:text-style-name="P17" xml:id="id35" draw:id="id35" draw:layer="layout" svg:width="3.044cm" svg:height="1.461cm" svg:x="30.775cm" svg:y="10.38cm">
          <text:p text:style-name="P8"><text:span text:style-name="T3">UDP_lb_gateway_</text:span></text:p>
          <text:p text:style-name="P8"><text:span text:style-name="T3">router-GR_node3</text:span></text:p>
          <draw:enhanced-geometry svg:viewBox="0 0 21600 21600" draw:type="rectangle" draw:enhanced-path="M 0 0 L 21600 0 21600 21600 0 21600 0 0 Z N"/>
        </draw:custom-shape>
        <draw:connector draw:style-name="gr54" draw:text-style-name="P1" draw:layer="layout" draw:type="line" svg:x1="30.775cm" svg:y1="9.363cm" svg:x2="29.872cm" svg:y2="9.805cm" draw:start-shape="id33" draw:start-glue-point="3" draw:end-shape="id34" draw:end-glue-point="1" svg:d="M30775 9363l-903 442" svg:viewBox="0 0 904 443">
          <text:p/>
        </draw:connector>
        <draw:connector draw:style-name="gr54" draw:text-style-name="P1" draw:layer="layout" draw:type="line" svg:x1="30.775cm" svg:y1="11.11cm" svg:x2="29.872cm" svg:y2="9.805cm" draw:start-shape="id35" draw:start-glue-point="3" draw:end-shape="id34" draw:end-glue-point="1" svg:d="M30775 11110l-903-1305" svg:viewBox="0 0 904 1306">
          <text:p/>
        </draw:connector>
        <draw:line draw:style-name="gr54" draw:text-style-name="P1" draw:layer="layout" svg:x1="2.929cm" svg:y1="8.04cm" svg:x2="2.466cm" svg:y2="9.992cm">
          <text:p/>
        </draw:line>
        <draw:line draw:style-name="gr54" draw:text-style-name="P1" draw:layer="layout" svg:x1="2.955cm" svg:y1="8.04cm" svg:x2="10.096cm" svg:y2="10.018cm">
          <text:p/>
        </draw:line>
        <draw:line draw:style-name="gr54" draw:text-style-name="P1" draw:layer="layout" svg:x1="2.903cm" svg:y1="7.989cm" svg:x2="17.93cm" svg:y2="10.018cm">
          <text:p/>
        </draw:line>
        <draw:line draw:style-name="gr54" draw:text-style-name="P1" draw:layer="layout" svg:x1="6.602cm" svg:y1="8.04cm" svg:x2="2.466cm" svg:y2="9.967cm">
          <text:p/>
        </draw:line>
        <draw:line draw:style-name="gr54" draw:text-style-name="P1" draw:layer="layout" svg:x1="6.577cm" svg:y1="7.989cm" svg:x2="10.121cm" svg:y2="10.018cm">
          <text:p/>
        </draw:line>
        <draw:line draw:style-name="gr54" draw:text-style-name="P1" draw:layer="layout" svg:x1="6.602cm" svg:y1="8.015cm" svg:x2="17.802cm" svg:y2="9.992cm">
          <text:p/>
        </draw:line>
        <draw:frame draw:style-name="gr55" draw:text-style-name="P13" draw:layer="layout" svg:width="8.709cm" svg:height="1.695cm" svg:x="24.943cm" svg:y="1.08cm">
          <draw:text-box>
            <text:p text:style-name="P11">ovn-kubernetes</text:p>
            <text:p text:style-name="P11">switch-per-node architectur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08cm" fo:margin-bottom="0.508cm" fo:margin-left="0.508cm" fo:margin-right="0.508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 Williams</meta:initial-creator>
    <meta:creation-date>2018-03-23T14:48:08.016383448</meta:creation-date>
    <dc:date>2018-03-24T09:08:16.291931093</dc:date>
    <dc:creator>Dan Williams</dc:creator>
    <meta:editing-duration>PT55M34S</meta:editing-duration>
    <meta:editing-cycles>10</meta:editing-cycles>
    <meta:generator>LibreOffice/5.4.6.2$Linux_X86_64 LibreOffice_project/40$Build-2</meta:generator>
    <meta:document-statistic meta:object-count="128"/>
  </office:meta>
</office:document-meta>
</file>